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0d455" officeooo:paragraph-rsid="0010d455"/>
    </style:style>
    <style:style style:name="P2" style:family="paragraph" style:parent-style-name="Standard">
      <style:paragraph-properties fo:text-align="start" style:justify-single-word="false"/>
      <style:text-properties officeooo:rsid="0010d455" officeooo:paragraph-rsid="0010d4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ror statements:</text:p>
      <text:p text:style-name="P2">Lexicographical errors are printed with the line and column number of where they started, as well as the error word or character.</text:p>
      <text:p text:style-name="P2"/>
      <text:p text:style-name="P2">Syntactical errors are printed at the class and variable declaration levels. I tried to add more error handling, but I was getting some strange behavior from the parser and I didn’t have time to fix it. At the class level, if the program can determine the name of the class, it will tell you the name of the class where the error occurred as well as the line and column where the error started. Otherwise it will tell you that there is a bad class declaration and where it is located. At the variable declaration level the error will tell you where a bad declaration was made, for example forgetting a semico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0T22:41:05.844562490</meta:creation-date>
    <dc:date>2019-11-10T22:50:31.405792549</dc:date>
    <meta:editing-duration>PT9M26S</meta:editing-duration>
    <meta:editing-cycles>1</meta:editing-cycles>
    <meta:document-statistic meta:table-count="0" meta:image-count="0" meta:object-count="0" meta:page-count="1" meta:paragraph-count="3" meta:word-count="136" meta:character-count="758" meta:non-whitespace-character-count="625"/>
    <meta:generator>LibreOffice/6.0.7.3$Linux_X86_64 LibreOffice_project/00m0$Build-3</meta:generator>
  </office:meta>
</office:document-meta>
</file>